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eb68f3aa52b62311905abdd76edcd37d" style:family="table-column">
      <style:table-column-properties fo:break-before="auto" style:use-optimal-column-width="false" style:column-width="6cm"/>
    </style:style>
    <style:style style:name="odsStyleTableColumn-7afb08e5e76ecbb9507de4a263c3e84e" style:family="table-column">
      <style:table-column-properties fo:break-before="auto" style:use-optimal-column-width="false" style:column-width="5cm"/>
    </style:style>
    <style:style style:name="odsStyleTableColumn-aec83cc9a5859108f0e26cf8333c1173" style:family="table-column">
      <style:table-column-properties fo:break-before="auto" style:use-optimal-column-width="false" style:column-width="3cm"/>
    </style:style>
    <style:style style:name="odsStyleTableCell-a0a26759cf1b0c485d83d8fe2fa8b289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cbfe63334395553f147fb0978796afc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ec953529b07d72257716bcd2380c33f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c17815c5d346e312e6f538dae0eec9c6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bcd22117ed0dd4f3781206b2def94f2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390b88b3b28422c3d76d32cb18f2d8d3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eb68f3aa52b62311905abdd76edcd37d" table:default-cell-style-name="Default"/>
        <table:table-column table:style-name="odsStyleTableColumn-7afb08e5e76ecbb9507de4a263c3e84e" table:default-cell-style-name="Default"/>
        <table:table-column table:style-name="odsStyleTableColumn-aec83cc9a5859108f0e26cf8333c1173" table:default-cell-style-name="Default"/>
        <table:table-column table:style-name="odsStyleTableColumn-aec83cc9a5859108f0e26cf8333c1173" table:default-cell-style-name="Default"/>
        <table:table-column table:style-name="odsStyleTableColumn-aec83cc9a5859108f0e26cf8333c1173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a0a26759cf1b0c485d83d8fe2fa8b289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cbfe63334395553f147fb0978796afc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cbfe63334395553f147fb0978796afc4" table:number-columns-spanned="5" table:number-rows-spanned="1" office:value-type="string">
            <text:p>TABLA No. 70-24</text:p>
          </table:table-cell>
          <table:covered-table-cell table:number-columns-repeated="4"/>
        </table:table-row>
        <table:table-row table:style-name="ro1">
          <table:table-cell table:style-name="odsStyleTableCell-cbfe63334395553f147fb0978796afc4" table:number-columns-spanned="5" table:number-rows-spanned="1" office:value-type="string">
            <text:p>TABLA DE COTIZACIONES DEL 12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cbfe63334395553f147fb0978796afc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ec953529b07d72257716bcd2380c33f4" office:value-type="string">
            <text:p>PAIS</text:p>
          </table:table-cell>
          <table:table-cell table:style-name="odsStyleTableCell-ec953529b07d72257716bcd2380c33f4" office:value-type="string">
            <text:p>UNIDAD MONETARIA</text:p>
          </table:table-cell>
          <table:table-cell table:style-name="odsStyleTableCell-ec953529b07d72257716bcd2380c33f4" office:value-type="string">
            <text:p>MONEDA</text:p>
          </table:table-cell>
          <table:table-cell table:style-name="odsStyleTableCell-ec953529b07d72257716bcd2380c33f4" office:value-type="string">
            <text:p>TIPO DE CAMBIO EN Bs POR UNIDAD DE MONEDA EXTRANJERA</text:p>
          </table:table-cell>
          <table:table-cell table:style-name="odsStyleTableCell-ec953529b07d72257716bcd2380c33f4" office:value-type="string">
            <text:p>TIPO DE CAMBIO EN M.E.</text:p>
          </table:table-cell>
        </table:table-row>
        <table:table-row table:style-name="ro1">
          <table:table-cell table:style-name="odsStyleTableCell-c17815c5d346e312e6f538dae0eec9c6" office:value-type="string">
            <text:p>ESTADOS UNIDOS</text:p>
          </table:table-cell>
          <table:table-cell table:style-name="odsStyleTableCell-c17815c5d346e312e6f538dae0eec9c6" office:value-type="string">
            <text:p>DOLAR VENTA</text:p>
          </table:table-cell>
          <table:table-cell table:style-name="odsStyleTableCell-c17815c5d346e312e6f538dae0eec9c6" office:value-type="string">
            <text:p>USD.VENTA</text:p>
          </table:table-cell>
          <table:table-cell table:style-name="odsStyleTableCell-0bcd22117ed0dd4f3781206b2def94f2" office:value-type="string">
            <text:p>6.96000</text:p>
          </table:table-cell>
          <table:table-cell table:style-name="odsStyleTableCell-0bcd22117ed0dd4f3781206b2def94f2" office:value-type="string">
            <text:p/>
          </table:table-cell>
        </table:table-row>
        <table:table-row table:style-name="ro1">
          <table:table-cell table:style-name="odsStyleTableCell-c17815c5d346e312e6f538dae0eec9c6" office:value-type="string">
            <text:p>ESTADOS UNIDOS</text:p>
          </table:table-cell>
          <table:table-cell table:style-name="odsStyleTableCell-c17815c5d346e312e6f538dae0eec9c6" office:value-type="string">
            <text:p>DOLAR COMPRA</text:p>
          </table:table-cell>
          <table:table-cell table:style-name="odsStyleTableCell-c17815c5d346e312e6f538dae0eec9c6" office:value-type="string">
            <text:p>USD.COMPRA</text:p>
          </table:table-cell>
          <table:table-cell table:style-name="odsStyleTableCell-0bcd22117ed0dd4f3781206b2def94f2" office:value-type="string">
            <text:p>6.86000</text:p>
          </table:table-cell>
          <table:table-cell table:style-name="odsStyleTableCell-0bcd22117ed0dd4f3781206b2def94f2" office:value-type="string">
            <text:p/>
          </table:table-cell>
        </table:table-row>
        <table:table-row table:style-name="ro1">
          <table:table-cell table:style-name="odsStyleTableCell-c17815c5d346e312e6f538dae0eec9c6" office:value-type="string">
            <text:p>UNION EUROPEA</text:p>
          </table:table-cell>
          <table:table-cell table:style-name="odsStyleTableCell-c17815c5d346e312e6f538dae0eec9c6" office:value-type="string">
            <text:p>EURO</text:p>
          </table:table-cell>
          <table:table-cell table:style-name="odsStyleTableCell-c17815c5d346e312e6f538dae0eec9c6" office:value-type="string">
            <text:p>EUR</text:p>
          </table:table-cell>
          <table:table-cell table:style-name="odsStyleTableCell-0bcd22117ed0dd4f3781206b2def94f2" office:value-type="string">
            <text:p>7.36075</text:p>
          </table:table-cell>
          <table:table-cell table:style-name="odsStyleTableCell-0bcd22117ed0dd4f3781206b2def94f2" office:value-type="string">
            <text:p>0.93197</text:p>
          </table:table-cell>
        </table:table-row>
        <table:table-row table:style-name="ro1">
          <table:table-cell table:style-name="odsStyleTableCell-c17815c5d346e312e6f538dae0eec9c6" office:value-type="string">
            <text:p>JAPON</text:p>
          </table:table-cell>
          <table:table-cell table:style-name="odsStyleTableCell-c17815c5d346e312e6f538dae0eec9c6" office:value-type="string">
            <text:p>YEN</text:p>
          </table:table-cell>
          <table:table-cell table:style-name="odsStyleTableCell-c17815c5d346e312e6f538dae0eec9c6" office:value-type="string">
            <text:p>JPY</text:p>
          </table:table-cell>
          <table:table-cell table:style-name="odsStyleTableCell-0bcd22117ed0dd4f3781206b2def94f2" office:value-type="string">
            <text:p>0.04479</text:p>
          </table:table-cell>
          <table:table-cell table:style-name="odsStyleTableCell-0bcd22117ed0dd4f3781206b2def94f2" office:value-type="string">
            <text:p>153.16000</text:p>
          </table:table-cell>
        </table:table-row>
        <table:table-row table:style-name="ro1">
          <table:table-cell table:style-name="odsStyleTableCell-c17815c5d346e312e6f538dae0eec9c6" office:value-type="string">
            <text:p>ARABIA SAUDITA</text:p>
          </table:table-cell>
          <table:table-cell table:style-name="odsStyleTableCell-c17815c5d346e312e6f538dae0eec9c6" office:value-type="string">
            <text:p>RIYAL SAUDÍ</text:p>
          </table:table-cell>
          <table:table-cell table:style-name="odsStyleTableCell-c17815c5d346e312e6f538dae0eec9c6" office:value-type="string">
            <text:p>SAR</text:p>
          </table:table-cell>
          <table:table-cell table:style-name="odsStyleTableCell-0bcd22117ed0dd4f3781206b2def94f2" office:value-type="string">
            <text:p>1.82875</text:p>
          </table:table-cell>
          <table:table-cell table:style-name="odsStyleTableCell-0bcd22117ed0dd4f3781206b2def94f2" office:value-type="string">
            <text:p>3.75120</text:p>
          </table:table-cell>
        </table:table-row>
        <table:table-row table:style-name="ro1">
          <table:table-cell table:style-name="odsStyleTableCell-c17815c5d346e312e6f538dae0eec9c6" office:value-type="string">
            <text:p>ARGELIA</text:p>
          </table:table-cell>
          <table:table-cell table:style-name="odsStyleTableCell-c17815c5d346e312e6f538dae0eec9c6" office:value-type="string">
            <text:p>DINAR ARGELINO</text:p>
          </table:table-cell>
          <table:table-cell table:style-name="odsStyleTableCell-c17815c5d346e312e6f538dae0eec9c6" office:value-type="string">
            <text:p>DZD</text:p>
          </table:table-cell>
          <table:table-cell table:style-name="odsStyleTableCell-0bcd22117ed0dd4f3781206b2def94f2" office:value-type="string">
            <text:p>0.05099</text:p>
          </table:table-cell>
          <table:table-cell table:style-name="odsStyleTableCell-0bcd22117ed0dd4f3781206b2def94f2" office:value-type="string">
            <text:p>134.52750</text:p>
          </table:table-cell>
        </table:table-row>
        <table:table-row table:style-name="ro1">
          <table:table-cell table:style-name="odsStyleTableCell-c17815c5d346e312e6f538dae0eec9c6" office:value-type="string">
            <text:p>ARGENTINA</text:p>
          </table:table-cell>
          <table:table-cell table:style-name="odsStyleTableCell-c17815c5d346e312e6f538dae0eec9c6" office:value-type="string">
            <text:p>PESO</text:p>
          </table:table-cell>
          <table:table-cell table:style-name="odsStyleTableCell-c17815c5d346e312e6f538dae0eec9c6" office:value-type="string">
            <text:p>ARS</text:p>
          </table:table-cell>
          <table:table-cell table:style-name="odsStyleTableCell-0bcd22117ed0dd4f3781206b2def94f2" office:value-type="string">
            <text:p>0.00792</text:p>
          </table:table-cell>
          <table:table-cell table:style-name="odsStyleTableCell-0bcd22117ed0dd4f3781206b2def94f2" office:value-type="string">
            <text:p>865.72450</text:p>
          </table:table-cell>
        </table:table-row>
        <table:table-row table:style-name="ro1">
          <table:table-cell table:style-name="odsStyleTableCell-c17815c5d346e312e6f538dae0eec9c6" office:value-type="string">
            <text:p>AUSTRALIA</text:p>
          </table:table-cell>
          <table:table-cell table:style-name="odsStyleTableCell-c17815c5d346e312e6f538dae0eec9c6" office:value-type="string">
            <text:p>DÓLAR</text:p>
          </table:table-cell>
          <table:table-cell table:style-name="odsStyleTableCell-c17815c5d346e312e6f538dae0eec9c6" office:value-type="string">
            <text:p>AUD</text:p>
          </table:table-cell>
          <table:table-cell table:style-name="odsStyleTableCell-0bcd22117ed0dd4f3781206b2def94f2" office:value-type="string">
            <text:p>4.48850</text:p>
          </table:table-cell>
          <table:table-cell table:style-name="odsStyleTableCell-0bcd22117ed0dd4f3781206b2def94f2" office:value-type="string">
            <text:p>1.52835</text:p>
          </table:table-cell>
        </table:table-row>
        <table:table-row table:style-name="ro1">
          <table:table-cell table:style-name="odsStyleTableCell-c17815c5d346e312e6f538dae0eec9c6" office:value-type="string">
            <text:p>BRASIL</text:p>
          </table:table-cell>
          <table:table-cell table:style-name="odsStyleTableCell-c17815c5d346e312e6f538dae0eec9c6" office:value-type="string">
            <text:p>REAL</text:p>
          </table:table-cell>
          <table:table-cell table:style-name="odsStyleTableCell-c17815c5d346e312e6f538dae0eec9c6" office:value-type="string">
            <text:p>BRL</text:p>
          </table:table-cell>
          <table:table-cell table:style-name="odsStyleTableCell-0bcd22117ed0dd4f3781206b2def94f2" office:value-type="string">
            <text:p>1.34928</text:p>
          </table:table-cell>
          <table:table-cell table:style-name="odsStyleTableCell-0bcd22117ed0dd4f3781206b2def94f2" office:value-type="string">
            <text:p>5.08420</text:p>
          </table:table-cell>
        </table:table-row>
        <table:table-row table:style-name="ro1">
          <table:table-cell table:style-name="odsStyleTableCell-c17815c5d346e312e6f538dae0eec9c6" office:value-type="string">
            <text:p>CANADA</text:p>
          </table:table-cell>
          <table:table-cell table:style-name="odsStyleTableCell-c17815c5d346e312e6f538dae0eec9c6" office:value-type="string">
            <text:p>DÓLAR</text:p>
          </table:table-cell>
          <table:table-cell table:style-name="odsStyleTableCell-c17815c5d346e312e6f538dae0eec9c6" office:value-type="string">
            <text:p>CAD</text:p>
          </table:table-cell>
          <table:table-cell table:style-name="odsStyleTableCell-0bcd22117ed0dd4f3781206b2def94f2" office:value-type="string">
            <text:p>5.01499</text:p>
          </table:table-cell>
          <table:table-cell table:style-name="odsStyleTableCell-0bcd22117ed0dd4f3781206b2def94f2" office:value-type="string">
            <text:p>1.36790</text:p>
          </table:table-cell>
        </table:table-row>
        <table:table-row table:style-name="ro1">
          <table:table-cell table:style-name="odsStyleTableCell-c17815c5d346e312e6f538dae0eec9c6" office:value-type="string">
            <text:p>CHILE</text:p>
          </table:table-cell>
          <table:table-cell table:style-name="odsStyleTableCell-c17815c5d346e312e6f538dae0eec9c6" office:value-type="string">
            <text:p>PESO</text:p>
          </table:table-cell>
          <table:table-cell table:style-name="odsStyleTableCell-c17815c5d346e312e6f538dae0eec9c6" office:value-type="string">
            <text:p>CLP</text:p>
          </table:table-cell>
          <table:table-cell table:style-name="odsStyleTableCell-0bcd22117ed0dd4f3781206b2def94f2" office:value-type="string">
            <text:p>0.00719</text:p>
          </table:table-cell>
          <table:table-cell table:style-name="odsStyleTableCell-0bcd22117ed0dd4f3781206b2def94f2" office:value-type="string">
            <text:p>953.67000</text:p>
          </table:table-cell>
        </table:table-row>
        <table:table-row table:style-name="ro1">
          <table:table-cell table:style-name="odsStyleTableCell-c17815c5d346e312e6f538dae0eec9c6" office:value-type="string">
            <text:p>COLOMBIA</text:p>
          </table:table-cell>
          <table:table-cell table:style-name="odsStyleTableCell-c17815c5d346e312e6f538dae0eec9c6" office:value-type="string">
            <text:p>PESO</text:p>
          </table:table-cell>
          <table:table-cell table:style-name="odsStyleTableCell-c17815c5d346e312e6f538dae0eec9c6" office:value-type="string">
            <text:p>COP</text:p>
          </table:table-cell>
          <table:table-cell table:style-name="odsStyleTableCell-0bcd22117ed0dd4f3781206b2def94f2" office:value-type="string">
            <text:p>0.00179</text:p>
          </table:table-cell>
          <table:table-cell table:style-name="odsStyleTableCell-0bcd22117ed0dd4f3781206b2def94f2" office:value-type="string">
            <text:p>3,826.35000</text:p>
          </table:table-cell>
        </table:table-row>
        <table:table-row table:style-name="ro1">
          <table:table-cell table:style-name="odsStyleTableCell-c17815c5d346e312e6f538dae0eec9c6" office:value-type="string">
            <text:p>COREA DEL SUR</text:p>
          </table:table-cell>
          <table:table-cell table:style-name="odsStyleTableCell-c17815c5d346e312e6f538dae0eec9c6" office:value-type="string">
            <text:p>WON</text:p>
          </table:table-cell>
          <table:table-cell table:style-name="odsStyleTableCell-c17815c5d346e312e6f538dae0eec9c6" office:value-type="string">
            <text:p>KRW</text:p>
          </table:table-cell>
          <table:table-cell table:style-name="odsStyleTableCell-0bcd22117ed0dd4f3781206b2def94f2" office:value-type="string">
            <text:p>0.00503</text:p>
          </table:table-cell>
          <table:table-cell table:style-name="odsStyleTableCell-0bcd22117ed0dd4f3781206b2def94f2" office:value-type="string">
            <text:p>1,364.10000</text:p>
          </table:table-cell>
        </table:table-row>
        <table:table-row table:style-name="ro1">
          <table:table-cell table:style-name="odsStyleTableCell-c17815c5d346e312e6f538dae0eec9c6" office:value-type="string">
            <text:p>COSTA RICA</text:p>
          </table:table-cell>
          <table:table-cell table:style-name="odsStyleTableCell-c17815c5d346e312e6f538dae0eec9c6" office:value-type="string">
            <text:p>COLON COSTARRICENSE</text:p>
          </table:table-cell>
          <table:table-cell table:style-name="odsStyleTableCell-c17815c5d346e312e6f538dae0eec9c6" office:value-type="string">
            <text:p>CRC</text:p>
          </table:table-cell>
          <table:table-cell table:style-name="odsStyleTableCell-0bcd22117ed0dd4f3781206b2def94f2" office:value-type="string">
            <text:p>0.01366</text:p>
          </table:table-cell>
          <table:table-cell table:style-name="odsStyleTableCell-0bcd22117ed0dd4f3781206b2def94f2" office:value-type="string">
            <text:p>502.17000</text:p>
          </table:table-cell>
        </table:table-row>
        <table:table-row table:style-name="ro1">
          <table:table-cell table:style-name="odsStyleTableCell-c17815c5d346e312e6f538dae0eec9c6" office:value-type="string">
            <text:p>REPUBLICA CHECA</text:p>
          </table:table-cell>
          <table:table-cell table:style-name="odsStyleTableCell-c17815c5d346e312e6f538dae0eec9c6" office:value-type="string">
            <text:p>CORONA CHECA</text:p>
          </table:table-cell>
          <table:table-cell table:style-name="odsStyleTableCell-c17815c5d346e312e6f538dae0eec9c6" office:value-type="string">
            <text:p>CZK</text:p>
          </table:table-cell>
          <table:table-cell table:style-name="odsStyleTableCell-0bcd22117ed0dd4f3781206b2def94f2" office:value-type="string">
            <text:p>0.29030</text:p>
          </table:table-cell>
          <table:table-cell table:style-name="odsStyleTableCell-0bcd22117ed0dd4f3781206b2def94f2" office:value-type="string">
            <text:p>23.63090</text:p>
          </table:table-cell>
        </table:table-row>
        <table:table-row table:style-name="ro1">
          <table:table-cell table:style-name="odsStyleTableCell-c17815c5d346e312e6f538dae0eec9c6" office:value-type="string">
            <text:p>DINAMARCA</text:p>
          </table:table-cell>
          <table:table-cell table:style-name="odsStyleTableCell-c17815c5d346e312e6f538dae0eec9c6" office:value-type="string">
            <text:p>CORONA</text:p>
          </table:table-cell>
          <table:table-cell table:style-name="odsStyleTableCell-c17815c5d346e312e6f538dae0eec9c6" office:value-type="string">
            <text:p>DKK</text:p>
          </table:table-cell>
          <table:table-cell table:style-name="odsStyleTableCell-0bcd22117ed0dd4f3781206b2def94f2" office:value-type="string">
            <text:p>0.98681</text:p>
          </table:table-cell>
          <table:table-cell table:style-name="odsStyleTableCell-0bcd22117ed0dd4f3781206b2def94f2" office:value-type="string">
            <text:p>6.95170</text:p>
          </table:table-cell>
        </table:table-row>
        <table:table-row table:style-name="ro1">
          <table:table-cell table:style-name="odsStyleTableCell-c17815c5d346e312e6f538dae0eec9c6" office:value-type="string">
            <text:p>ECUADOR</text:p>
          </table:table-cell>
          <table:table-cell table:style-name="odsStyleTableCell-c17815c5d346e312e6f538dae0eec9c6" office:value-type="string">
            <text:p>DÓLAR</text:p>
          </table:table-cell>
          <table:table-cell table:style-name="odsStyleTableCell-c17815c5d346e312e6f538dae0eec9c6" office:value-type="string">
            <text:p>USD</text:p>
          </table:table-cell>
          <table:table-cell table:style-name="odsStyleTableCell-0bcd22117ed0dd4f3781206b2def94f2" office:value-type="string">
            <text:p>6.86000</text:p>
          </table:table-cell>
          <table:table-cell table:style-name="odsStyleTableCell-0bcd22117ed0dd4f3781206b2def94f2" office:value-type="string">
            <text:p>1.00000</text:p>
          </table:table-cell>
        </table:table-row>
        <table:table-row table:style-name="ro1">
          <table:table-cell table:style-name="odsStyleTableCell-c17815c5d346e312e6f538dae0eec9c6" office:value-type="string">
            <text:p>EMIRATOS ARABES</text:p>
          </table:table-cell>
          <table:table-cell table:style-name="odsStyleTableCell-c17815c5d346e312e6f538dae0eec9c6" office:value-type="string">
            <text:p>DIRHAM</text:p>
          </table:table-cell>
          <table:table-cell table:style-name="odsStyleTableCell-c17815c5d346e312e6f538dae0eec9c6" office:value-type="string">
            <text:p>AED</text:p>
          </table:table-cell>
          <table:table-cell table:style-name="odsStyleTableCell-0bcd22117ed0dd4f3781206b2def94f2" office:value-type="string">
            <text:p>1.86789</text:p>
          </table:table-cell>
          <table:table-cell table:style-name="odsStyleTableCell-0bcd22117ed0dd4f3781206b2def94f2" office:value-type="string">
            <text:p>3.67260</text:p>
          </table:table-cell>
        </table:table-row>
        <table:table-row table:style-name="ro1">
          <table:table-cell table:style-name="odsStyleTableCell-c17815c5d346e312e6f538dae0eec9c6" office:value-type="string">
            <text:p>FILIPINAS</text:p>
          </table:table-cell>
          <table:table-cell table:style-name="odsStyleTableCell-c17815c5d346e312e6f538dae0eec9c6" office:value-type="string">
            <text:p>PESO FILIPINO</text:p>
          </table:table-cell>
          <table:table-cell table:style-name="odsStyleTableCell-c17815c5d346e312e6f538dae0eec9c6" office:value-type="string">
            <text:p>PHP</text:p>
          </table:table-cell>
          <table:table-cell table:style-name="odsStyleTableCell-0bcd22117ed0dd4f3781206b2def94f2" office:value-type="string">
            <text:p>0.12141</text:p>
          </table:table-cell>
          <table:table-cell table:style-name="odsStyleTableCell-0bcd22117ed0dd4f3781206b2def94f2" office:value-type="string">
            <text:p>56.50500</text:p>
          </table:table-cell>
        </table:table-row>
        <table:table-row table:style-name="ro1">
          <table:table-cell table:style-name="odsStyleTableCell-c17815c5d346e312e6f538dae0eec9c6" office:value-type="string">
            <text:p>HAITÍ</text:p>
          </table:table-cell>
          <table:table-cell table:style-name="odsStyleTableCell-c17815c5d346e312e6f538dae0eec9c6" office:value-type="string">
            <text:p>GOURDE</text:p>
          </table:table-cell>
          <table:table-cell table:style-name="odsStyleTableCell-c17815c5d346e312e6f538dae0eec9c6" office:value-type="string">
            <text:p>HTG</text:p>
          </table:table-cell>
          <table:table-cell table:style-name="odsStyleTableCell-0bcd22117ed0dd4f3781206b2def94f2" office:value-type="string">
            <text:p>0.05184</text:p>
          </table:table-cell>
          <table:table-cell table:style-name="odsStyleTableCell-0bcd22117ed0dd4f3781206b2def94f2" office:value-type="string">
            <text:p>132.32000</text:p>
          </table:table-cell>
        </table:table-row>
        <table:table-row table:style-name="ro1">
          <table:table-cell table:style-name="odsStyleTableCell-c17815c5d346e312e6f538dae0eec9c6" office:value-type="string">
            <text:p>HONG KONG</text:p>
          </table:table-cell>
          <table:table-cell table:style-name="odsStyleTableCell-c17815c5d346e312e6f538dae0eec9c6" office:value-type="string">
            <text:p>DÓLAR</text:p>
          </table:table-cell>
          <table:table-cell table:style-name="odsStyleTableCell-c17815c5d346e312e6f538dae0eec9c6" office:value-type="string">
            <text:p>HKD</text:p>
          </table:table-cell>
          <table:table-cell table:style-name="odsStyleTableCell-0bcd22117ed0dd4f3781206b2def94f2" office:value-type="string">
            <text:p>0.87522</text:p>
          </table:table-cell>
          <table:table-cell table:style-name="odsStyleTableCell-0bcd22117ed0dd4f3781206b2def94f2" office:value-type="string">
            <text:p>7.83800</text:p>
          </table:table-cell>
        </table:table-row>
        <table:table-row table:style-name="ro1">
          <table:table-cell table:style-name="odsStyleTableCell-c17815c5d346e312e6f538dae0eec9c6" office:value-type="string">
            <text:p>INDIA</text:p>
          </table:table-cell>
          <table:table-cell table:style-name="odsStyleTableCell-c17815c5d346e312e6f538dae0eec9c6" office:value-type="string">
            <text:p>RUPIA</text:p>
          </table:table-cell>
          <table:table-cell table:style-name="odsStyleTableCell-c17815c5d346e312e6f538dae0eec9c6" office:value-type="string">
            <text:p>INR</text:p>
          </table:table-cell>
          <table:table-cell table:style-name="odsStyleTableCell-0bcd22117ed0dd4f3781206b2def94f2" office:value-type="string">
            <text:p>0.08246</text:p>
          </table:table-cell>
          <table:table-cell table:style-name="odsStyleTableCell-0bcd22117ed0dd4f3781206b2def94f2" office:value-type="string">
            <text:p>83.19380</text:p>
          </table:table-cell>
        </table:table-row>
        <table:table-row table:style-name="ro1">
          <table:table-cell table:style-name="odsStyleTableCell-c17815c5d346e312e6f538dae0eec9c6" office:value-type="string">
            <text:p>INDONESIA</text:p>
          </table:table-cell>
          <table:table-cell table:style-name="odsStyleTableCell-c17815c5d346e312e6f538dae0eec9c6" office:value-type="string">
            <text:p>RUPIA INDONESIA</text:p>
          </table:table-cell>
          <table:table-cell table:style-name="odsStyleTableCell-c17815c5d346e312e6f538dae0eec9c6" office:value-type="string">
            <text:p>IDR</text:p>
          </table:table-cell>
          <table:table-cell table:style-name="odsStyleTableCell-0bcd22117ed0dd4f3781206b2def94f2" office:value-type="string">
            <text:p>0.00043</text:p>
          </table:table-cell>
          <table:table-cell table:style-name="odsStyleTableCell-0bcd22117ed0dd4f3781206b2def94f2" office:value-type="string">
            <text:p>15,845.00000</text:p>
          </table:table-cell>
        </table:table-row>
        <table:table-row table:style-name="ro1">
          <table:table-cell table:style-name="odsStyleTableCell-c17815c5d346e312e6f538dae0eec9c6" office:value-type="string">
            <text:p>ISRAEL</text:p>
          </table:table-cell>
          <table:table-cell table:style-name="odsStyleTableCell-c17815c5d346e312e6f538dae0eec9c6" office:value-type="string">
            <text:p>NUEVO SÉQUEL</text:p>
          </table:table-cell>
          <table:table-cell table:style-name="odsStyleTableCell-c17815c5d346e312e6f538dae0eec9c6" office:value-type="string">
            <text:p>ILS</text:p>
          </table:table-cell>
          <table:table-cell table:style-name="odsStyleTableCell-0bcd22117ed0dd4f3781206b2def94f2" office:value-type="string">
            <text:p>1.83737</text:p>
          </table:table-cell>
          <table:table-cell table:style-name="odsStyleTableCell-0bcd22117ed0dd4f3781206b2def94f2" office:value-type="string">
            <text:p>3.73360</text:p>
          </table:table-cell>
        </table:table-row>
        <table:table-row table:style-name="ro1">
          <table:table-cell table:style-name="odsStyleTableCell-c17815c5d346e312e6f538dae0eec9c6" office:value-type="string">
            <text:p>MALASIA</text:p>
          </table:table-cell>
          <table:table-cell table:style-name="odsStyleTableCell-c17815c5d346e312e6f538dae0eec9c6" office:value-type="string">
            <text:p>RINGGIT MALAYO</text:p>
          </table:table-cell>
          <table:table-cell table:style-name="odsStyleTableCell-c17815c5d346e312e6f538dae0eec9c6" office:value-type="string">
            <text:p>MYR</text:p>
          </table:table-cell>
          <table:table-cell table:style-name="odsStyleTableCell-0bcd22117ed0dd4f3781206b2def94f2" office:value-type="string">
            <text:p>1.44488</text:p>
          </table:table-cell>
          <table:table-cell table:style-name="odsStyleTableCell-0bcd22117ed0dd4f3781206b2def94f2" office:value-type="string">
            <text:p>4.74780</text:p>
          </table:table-cell>
        </table:table-row>
        <table:table-row table:style-name="ro1">
          <table:table-cell table:style-name="odsStyleTableCell-c17815c5d346e312e6f538dae0eec9c6" office:value-type="string">
            <text:p>MEXICO</text:p>
          </table:table-cell>
          <table:table-cell table:style-name="odsStyleTableCell-c17815c5d346e312e6f538dae0eec9c6" office:value-type="string">
            <text:p>PESO</text:p>
          </table:table-cell>
          <table:table-cell table:style-name="odsStyleTableCell-c17815c5d346e312e6f538dae0eec9c6" office:value-type="string">
            <text:p>MXN</text:p>
          </table:table-cell>
          <table:table-cell table:style-name="odsStyleTableCell-0bcd22117ed0dd4f3781206b2def94f2" office:value-type="string">
            <text:p>0.41749</text:p>
          </table:table-cell>
          <table:table-cell table:style-name="odsStyleTableCell-0bcd22117ed0dd4f3781206b2def94f2" office:value-type="string">
            <text:p>16.43170</text:p>
          </table:table-cell>
        </table:table-row>
        <table:table-row table:style-name="ro1">
          <table:table-cell table:style-name="odsStyleTableCell-c17815c5d346e312e6f538dae0eec9c6" office:value-type="string">
            <text:p>NORUEGA</text:p>
          </table:table-cell>
          <table:table-cell table:style-name="odsStyleTableCell-c17815c5d346e312e6f538dae0eec9c6" office:value-type="string">
            <text:p>CORONA</text:p>
          </table:table-cell>
          <table:table-cell table:style-name="odsStyleTableCell-c17815c5d346e312e6f538dae0eec9c6" office:value-type="string">
            <text:p>NOK</text:p>
          </table:table-cell>
          <table:table-cell table:style-name="odsStyleTableCell-0bcd22117ed0dd4f3781206b2def94f2" office:value-type="string">
            <text:p>0.63380</text:p>
          </table:table-cell>
          <table:table-cell table:style-name="odsStyleTableCell-0bcd22117ed0dd4f3781206b2def94f2" office:value-type="string">
            <text:p>10.82360</text:p>
          </table:table-cell>
        </table:table-row>
        <table:table-row table:style-name="ro1">
          <table:table-cell table:style-name="odsStyleTableCell-c17815c5d346e312e6f538dae0eec9c6" office:value-type="string">
            <text:p>PANAMÁ</text:p>
          </table:table-cell>
          <table:table-cell table:style-name="odsStyleTableCell-c17815c5d346e312e6f538dae0eec9c6" office:value-type="string">
            <text:p>BALBOA</text:p>
          </table:table-cell>
          <table:table-cell table:style-name="odsStyleTableCell-c17815c5d346e312e6f538dae0eec9c6" office:value-type="string">
            <text:p>PAB</text:p>
          </table:table-cell>
          <table:table-cell table:style-name="odsStyleTableCell-0bcd22117ed0dd4f3781206b2def94f2" office:value-type="string">
            <text:p>6.86000</text:p>
          </table:table-cell>
          <table:table-cell table:style-name="odsStyleTableCell-0bcd22117ed0dd4f3781206b2def94f2" office:value-type="string">
            <text:p>1.00000</text:p>
          </table:table-cell>
        </table:table-row>
        <table:table-row table:style-name="ro1">
          <table:table-cell table:style-name="odsStyleTableCell-c17815c5d346e312e6f538dae0eec9c6" office:value-type="string">
            <text:p>PARAGUAY</text:p>
          </table:table-cell>
          <table:table-cell table:style-name="odsStyleTableCell-c17815c5d346e312e6f538dae0eec9c6" office:value-type="string">
            <text:p>GUARANI</text:p>
          </table:table-cell>
          <table:table-cell table:style-name="odsStyleTableCell-c17815c5d346e312e6f538dae0eec9c6" office:value-type="string">
            <text:p>PYG</text:p>
          </table:table-cell>
          <table:table-cell table:style-name="odsStyleTableCell-0bcd22117ed0dd4f3781206b2def94f2" office:value-type="string">
            <text:p>0.00093</text:p>
          </table:table-cell>
          <table:table-cell table:style-name="odsStyleTableCell-0bcd22117ed0dd4f3781206b2def94f2" office:value-type="string">
            <text:p>7,393.20000</text:p>
          </table:table-cell>
        </table:table-row>
        <table:table-row table:style-name="ro1">
          <table:table-cell table:style-name="odsStyleTableCell-c17815c5d346e312e6f538dae0eec9c6" office:value-type="string">
            <text:p>PERU</text:p>
          </table:table-cell>
          <table:table-cell table:style-name="odsStyleTableCell-c17815c5d346e312e6f538dae0eec9c6" office:value-type="string">
            <text:p>NUEVO SOL</text:p>
          </table:table-cell>
          <table:table-cell table:style-name="odsStyleTableCell-c17815c5d346e312e6f538dae0eec9c6" office:value-type="string">
            <text:p>PEN</text:p>
          </table:table-cell>
          <table:table-cell table:style-name="odsStyleTableCell-0bcd22117ed0dd4f3781206b2def94f2" office:value-type="string">
            <text:p>1.85832</text:p>
          </table:table-cell>
          <table:table-cell table:style-name="odsStyleTableCell-0bcd22117ed0dd4f3781206b2def94f2" office:value-type="string">
            <text:p>3.69150</text:p>
          </table:table-cell>
        </table:table-row>
        <table:table-row table:style-name="ro1">
          <table:table-cell table:style-name="odsStyleTableCell-c17815c5d346e312e6f538dae0eec9c6" office:value-type="string">
            <text:p>REINO UNIDO</text:p>
          </table:table-cell>
          <table:table-cell table:style-name="odsStyleTableCell-c17815c5d346e312e6f538dae0eec9c6" office:value-type="string">
            <text:p>LIBRA</text:p>
          </table:table-cell>
          <table:table-cell table:style-name="odsStyleTableCell-c17815c5d346e312e6f538dae0eec9c6" office:value-type="string">
            <text:p>GBP</text:p>
          </table:table-cell>
          <table:table-cell table:style-name="odsStyleTableCell-0bcd22117ed0dd4f3781206b2def94f2" office:value-type="string">
            <text:p>8.61614</text:p>
          </table:table-cell>
          <table:table-cell table:style-name="odsStyleTableCell-0bcd22117ed0dd4f3781206b2def94f2" office:value-type="string">
            <text:p>0.79618</text:p>
          </table:table-cell>
        </table:table-row>
        <table:table-row table:style-name="ro1">
          <table:table-cell table:style-name="odsStyleTableCell-c17815c5d346e312e6f538dae0eec9c6" office:value-type="string">
            <text:p>REPÚBLICA DOMINICANA</text:p>
          </table:table-cell>
          <table:table-cell table:style-name="odsStyleTableCell-c17815c5d346e312e6f538dae0eec9c6" office:value-type="string">
            <text:p>PESO DOMINICANO</text:p>
          </table:table-cell>
          <table:table-cell table:style-name="odsStyleTableCell-c17815c5d346e312e6f538dae0eec9c6" office:value-type="string">
            <text:p>DOP</text:p>
          </table:table-cell>
          <table:table-cell table:style-name="odsStyleTableCell-0bcd22117ed0dd4f3781206b2def94f2" office:value-type="string">
            <text:p>0.11590</text:p>
          </table:table-cell>
          <table:table-cell table:style-name="odsStyleTableCell-0bcd22117ed0dd4f3781206b2def94f2" office:value-type="string">
            <text:p>59.18900</text:p>
          </table:table-cell>
        </table:table-row>
        <table:table-row table:style-name="ro1">
          <table:table-cell table:style-name="odsStyleTableCell-c17815c5d346e312e6f538dae0eec9c6" office:value-type="string">
            <text:p>REP.POPULAR CHINA</text:p>
          </table:table-cell>
          <table:table-cell table:style-name="odsStyleTableCell-c17815c5d346e312e6f538dae0eec9c6" office:value-type="string">
            <text:p>YUAN RENMINBI OFFSHORE</text:p>
          </table:table-cell>
          <table:table-cell table:style-name="odsStyleTableCell-c17815c5d346e312e6f538dae0eec9c6" office:value-type="string">
            <text:p>CNH</text:p>
          </table:table-cell>
          <table:table-cell table:style-name="odsStyleTableCell-0bcd22117ed0dd4f3781206b2def94f2" office:value-type="string">
            <text:p>0.94562</text:p>
          </table:table-cell>
          <table:table-cell table:style-name="odsStyleTableCell-0bcd22117ed0dd4f3781206b2def94f2" office:value-type="string">
            <text:p>7.25450</text:p>
          </table:table-cell>
        </table:table-row>
        <table:table-row table:style-name="ro1">
          <table:table-cell table:style-name="odsStyleTableCell-c17815c5d346e312e6f538dae0eec9c6" office:value-type="string">
            <text:p>RUSIA</text:p>
          </table:table-cell>
          <table:table-cell table:style-name="odsStyleTableCell-c17815c5d346e312e6f538dae0eec9c6" office:value-type="string">
            <text:p>RUBLO RUSO</text:p>
          </table:table-cell>
          <table:table-cell table:style-name="odsStyleTableCell-c17815c5d346e312e6f538dae0eec9c6" office:value-type="string">
            <text:p>RUB</text:p>
          </table:table-cell>
          <table:table-cell table:style-name="odsStyleTableCell-0bcd22117ed0dd4f3781206b2def94f2" office:value-type="string">
            <text:p>0.07354</text:p>
          </table:table-cell>
          <table:table-cell table:style-name="odsStyleTableCell-0bcd22117ed0dd4f3781206b2def94f2" office:value-type="string">
            <text:p>93.27660</text:p>
          </table:table-cell>
        </table:table-row>
        <table:table-row table:style-name="ro1">
          <table:table-cell table:style-name="odsStyleTableCell-c17815c5d346e312e6f538dae0eec9c6" office:value-type="string">
            <text:p>SINGAPUR</text:p>
          </table:table-cell>
          <table:table-cell table:style-name="odsStyleTableCell-c17815c5d346e312e6f538dae0eec9c6" office:value-type="string">
            <text:p>DÓLAR</text:p>
          </table:table-cell>
          <table:table-cell table:style-name="odsStyleTableCell-c17815c5d346e312e6f538dae0eec9c6" office:value-type="string">
            <text:p>SGD</text:p>
          </table:table-cell>
          <table:table-cell table:style-name="odsStyleTableCell-0bcd22117ed0dd4f3781206b2def94f2" office:value-type="string">
            <text:p>5.07171</text:p>
          </table:table-cell>
          <table:table-cell table:style-name="odsStyleTableCell-0bcd22117ed0dd4f3781206b2def94f2" office:value-type="string">
            <text:p>1.35260</text:p>
          </table:table-cell>
        </table:table-row>
        <table:table-row table:style-name="ro1">
          <table:table-cell table:style-name="odsStyleTableCell-c17815c5d346e312e6f538dae0eec9c6" office:value-type="string">
            <text:p>SUDÁFRICA</text:p>
          </table:table-cell>
          <table:table-cell table:style-name="odsStyleTableCell-c17815c5d346e312e6f538dae0eec9c6" office:value-type="string">
            <text:p>RAND</text:p>
          </table:table-cell>
          <table:table-cell table:style-name="odsStyleTableCell-c17815c5d346e312e6f538dae0eec9c6" office:value-type="string">
            <text:p>ZAR</text:p>
          </table:table-cell>
          <table:table-cell table:style-name="odsStyleTableCell-0bcd22117ed0dd4f3781206b2def94f2" office:value-type="string">
            <text:p>0.36649</text:p>
          </table:table-cell>
          <table:table-cell table:style-name="odsStyleTableCell-0bcd22117ed0dd4f3781206b2def94f2" office:value-type="string">
            <text:p>18.71800</text:p>
          </table:table-cell>
        </table:table-row>
        <table:table-row table:style-name="ro1">
          <table:table-cell table:style-name="odsStyleTableCell-c17815c5d346e312e6f538dae0eec9c6" office:value-type="string">
            <text:p>SUECIA</text:p>
          </table:table-cell>
          <table:table-cell table:style-name="odsStyleTableCell-c17815c5d346e312e6f538dae0eec9c6" office:value-type="string">
            <text:p>CORONA</text:p>
          </table:table-cell>
          <table:table-cell table:style-name="odsStyleTableCell-c17815c5d346e312e6f538dae0eec9c6" office:value-type="string">
            <text:p>SEK</text:p>
          </table:table-cell>
          <table:table-cell table:style-name="odsStyleTableCell-0bcd22117ed0dd4f3781206b2def94f2" office:value-type="string">
            <text:p>0.63990</text:p>
          </table:table-cell>
          <table:table-cell table:style-name="odsStyleTableCell-0bcd22117ed0dd4f3781206b2def94f2" office:value-type="string">
            <text:p>10.72050</text:p>
          </table:table-cell>
        </table:table-row>
        <table:table-row table:style-name="ro1">
          <table:table-cell table:style-name="odsStyleTableCell-c17815c5d346e312e6f538dae0eec9c6" office:value-type="string">
            <text:p>SUIZA</text:p>
          </table:table-cell>
          <table:table-cell table:style-name="odsStyleTableCell-c17815c5d346e312e6f538dae0eec9c6" office:value-type="string">
            <text:p>FRANCO</text:p>
          </table:table-cell>
          <table:table-cell table:style-name="odsStyleTableCell-c17815c5d346e312e6f538dae0eec9c6" office:value-type="string">
            <text:p>CHF</text:p>
          </table:table-cell>
          <table:table-cell table:style-name="odsStyleTableCell-0bcd22117ed0dd4f3781206b2def94f2" office:value-type="string">
            <text:p>7.54426</text:p>
          </table:table-cell>
          <table:table-cell table:style-name="odsStyleTableCell-0bcd22117ed0dd4f3781206b2def94f2" office:value-type="string">
            <text:p>0.90930</text:p>
          </table:table-cell>
        </table:table-row>
        <table:table-row table:style-name="ro1">
          <table:table-cell table:style-name="odsStyleTableCell-c17815c5d346e312e6f538dae0eec9c6" office:value-type="string">
            <text:p>TAILANDIA</text:p>
          </table:table-cell>
          <table:table-cell table:style-name="odsStyleTableCell-c17815c5d346e312e6f538dae0eec9c6" office:value-type="string">
            <text:p>THAI BAHT</text:p>
          </table:table-cell>
          <table:table-cell table:style-name="odsStyleTableCell-c17815c5d346e312e6f538dae0eec9c6" office:value-type="string">
            <text:p>THB</text:p>
          </table:table-cell>
          <table:table-cell table:style-name="odsStyleTableCell-0bcd22117ed0dd4f3781206b2def94f2" office:value-type="string">
            <text:p>0.18817</text:p>
          </table:table-cell>
          <table:table-cell table:style-name="odsStyleTableCell-0bcd22117ed0dd4f3781206b2def94f2" office:value-type="string">
            <text:p>36.45600</text:p>
          </table:table-cell>
        </table:table-row>
        <table:table-row table:style-name="ro1">
          <table:table-cell table:style-name="odsStyleTableCell-c17815c5d346e312e6f538dae0eec9c6" office:value-type="string">
            <text:p>TAIWAN</text:p>
          </table:table-cell>
          <table:table-cell table:style-name="odsStyleTableCell-c17815c5d346e312e6f538dae0eec9c6" office:value-type="string">
            <text:p>DÓLAR</text:p>
          </table:table-cell>
          <table:table-cell table:style-name="odsStyleTableCell-c17815c5d346e312e6f538dae0eec9c6" office:value-type="string">
            <text:p>TWD</text:p>
          </table:table-cell>
          <table:table-cell table:style-name="odsStyleTableCell-0bcd22117ed0dd4f3781206b2def94f2" office:value-type="string">
            <text:p>0.21286</text:p>
          </table:table-cell>
          <table:table-cell table:style-name="odsStyleTableCell-0bcd22117ed0dd4f3781206b2def94f2" office:value-type="string">
            <text:p>32.22800</text:p>
          </table:table-cell>
        </table:table-row>
        <table:table-row table:style-name="ro1">
          <table:table-cell table:style-name="odsStyleTableCell-c17815c5d346e312e6f538dae0eec9c6" office:value-type="string">
            <text:p>TÚNEZ</text:p>
          </table:table-cell>
          <table:table-cell table:style-name="odsStyleTableCell-c17815c5d346e312e6f538dae0eec9c6" office:value-type="string">
            <text:p>DINAR TUNECINO</text:p>
          </table:table-cell>
          <table:table-cell table:style-name="odsStyleTableCell-c17815c5d346e312e6f538dae0eec9c6" office:value-type="string">
            <text:p>TND</text:p>
          </table:table-cell>
          <table:table-cell table:style-name="odsStyleTableCell-0bcd22117ed0dd4f3781206b2def94f2" office:value-type="string">
            <text:p>2.20048</text:p>
          </table:table-cell>
          <table:table-cell table:style-name="odsStyleTableCell-0bcd22117ed0dd4f3781206b2def94f2" office:value-type="string">
            <text:p>3.11750</text:p>
          </table:table-cell>
        </table:table-row>
        <table:table-row table:style-name="ro1">
          <table:table-cell table:style-name="odsStyleTableCell-c17815c5d346e312e6f538dae0eec9c6" office:value-type="string">
            <text:p>TURQUÍA</text:p>
          </table:table-cell>
          <table:table-cell table:style-name="odsStyleTableCell-c17815c5d346e312e6f538dae0eec9c6" office:value-type="string">
            <text:p>LIRA TURCA</text:p>
          </table:table-cell>
          <table:table-cell table:style-name="odsStyleTableCell-c17815c5d346e312e6f538dae0eec9c6" office:value-type="string">
            <text:p>TRY</text:p>
          </table:table-cell>
          <table:table-cell table:style-name="odsStyleTableCell-0bcd22117ed0dd4f3781206b2def94f2" office:value-type="string">
            <text:p>0.21229</text:p>
          </table:table-cell>
          <table:table-cell table:style-name="odsStyleTableCell-0bcd22117ed0dd4f3781206b2def94f2" office:value-type="string">
            <text:p>32.31370</text:p>
          </table:table-cell>
        </table:table-row>
        <table:table-row table:style-name="ro1">
          <table:table-cell table:style-name="odsStyleTableCell-c17815c5d346e312e6f538dae0eec9c6" office:value-type="string">
            <text:p>URUGUAY</text:p>
          </table:table-cell>
          <table:table-cell table:style-name="odsStyleTableCell-c17815c5d346e312e6f538dae0eec9c6" office:value-type="string">
            <text:p>PESO</text:p>
          </table:table-cell>
          <table:table-cell table:style-name="odsStyleTableCell-c17815c5d346e312e6f538dae0eec9c6" office:value-type="string">
            <text:p>UYU</text:p>
          </table:table-cell>
          <table:table-cell table:style-name="odsStyleTableCell-0bcd22117ed0dd4f3781206b2def94f2" office:value-type="string">
            <text:p>0.17765</text:p>
          </table:table-cell>
          <table:table-cell table:style-name="odsStyleTableCell-0bcd22117ed0dd4f3781206b2def94f2" office:value-type="string">
            <text:p>38.61500</text:p>
          </table:table-cell>
        </table:table-row>
        <table:table-row table:style-name="ro1">
          <table:table-cell table:style-name="odsStyleTableCell-c17815c5d346e312e6f538dae0eec9c6" office:value-type="string">
            <text:p>VENEZUELA</text:p>
          </table:table-cell>
          <table:table-cell table:style-name="odsStyleTableCell-c17815c5d346e312e6f538dae0eec9c6" office:value-type="string">
            <text:p>BOLIVAR DIGITAL</text:p>
          </table:table-cell>
          <table:table-cell table:style-name="odsStyleTableCell-c17815c5d346e312e6f538dae0eec9c6" office:value-type="string">
            <text:p>VES</text:p>
          </table:table-cell>
          <table:table-cell table:style-name="odsStyleTableCell-0bcd22117ed0dd4f3781206b2def94f2" office:value-type="string">
            <text:p>0.18951</text:p>
          </table:table-cell>
          <table:table-cell table:style-name="odsStyleTableCell-0bcd22117ed0dd4f3781206b2def94f2" office:value-type="string">
            <text:p>36.19940</text:p>
          </table:table-cell>
        </table:table-row>
        <table:table-row table:style-name="ro1">
          <table:table-cell table:style-name="odsStyleTableCell-c17815c5d346e312e6f538dae0eec9c6" office:value-type="string">
            <text:p>VIETNAM</text:p>
          </table:table-cell>
          <table:table-cell table:style-name="odsStyleTableCell-c17815c5d346e312e6f538dae0eec9c6" office:value-type="string">
            <text:p>DONG</text:p>
          </table:table-cell>
          <table:table-cell table:style-name="odsStyleTableCell-c17815c5d346e312e6f538dae0eec9c6" office:value-type="string">
            <text:p>VND</text:p>
          </table:table-cell>
          <table:table-cell table:style-name="odsStyleTableCell-0bcd22117ed0dd4f3781206b2def94f2" office:value-type="string">
            <text:p>0.00027</text:p>
          </table:table-cell>
          <table:table-cell table:style-name="odsStyleTableCell-0bcd22117ed0dd4f3781206b2def94f2" office:value-type="string">
            <text:p>24,990.30000</text:p>
          </table:table-cell>
        </table:table-row>
        <table:table-row table:style-name="ro1">
          <table:table-cell table:style-name="odsStyleTableCell-c17815c5d346e312e6f538dae0eec9c6" office:value-type="string">
            <text:p/>
          </table:table-cell>
          <table:table-cell table:style-name="odsStyleTableCell-c17815c5d346e312e6f538dae0eec9c6" office:value-type="string">
            <text:p>DERECHO ESPECIAL DE GIRO</text:p>
          </table:table-cell>
          <table:table-cell table:style-name="odsStyleTableCell-c17815c5d346e312e6f538dae0eec9c6" office:value-type="string">
            <text:p>USD/D.E.G.</text:p>
          </table:table-cell>
          <table:table-cell table:style-name="odsStyleTableCell-0bcd22117ed0dd4f3781206b2def94f2" office:value-type="string">
            <text:p/>
          </table:table-cell>
          <table:table-cell table:style-name="odsStyleTableCell-0bcd22117ed0dd4f3781206b2def94f2" office:value-type="string">
            <text:p>1.32003</text:p>
          </table:table-cell>
        </table:table-row>
        <table:table-row table:style-name="ro1">
          <table:table-cell table:style-name="odsStyleTableCell-c17815c5d346e312e6f538dae0eec9c6" office:value-type="string">
            <text:p/>
          </table:table-cell>
          <table:table-cell table:style-name="odsStyleTableCell-c17815c5d346e312e6f538dae0eec9c6" office:value-type="string">
            <text:p>UNIDAD DE FOMENTO DE VIVIENDA</text:p>
          </table:table-cell>
          <table:table-cell table:style-name="odsStyleTableCell-c17815c5d346e312e6f538dae0eec9c6" office:value-type="string">
            <text:p>Bs/UFV</text:p>
          </table:table-cell>
          <table:table-cell table:style-name="odsStyleTableCell-0bcd22117ed0dd4f3781206b2def94f2" office:value-type="string">
            <text:p/>
          </table:table-cell>
          <table:table-cell table:style-name="odsStyleTableCell-0bcd22117ed0dd4f3781206b2def94f2" office:value-type="string">
            <text:p>2.4893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bfe63334395553f147fb0978796afc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ec953529b07d72257716bcd2380c33f4" office:value-type="string">
            <text:p> </text:p>
          </table:table-cell>
          <table:table-cell table:style-name="odsStyleTableCell-ec953529b07d72257716bcd2380c33f4" office:value-type="string">
            <text:p>UNIDAD MONETARIA</text:p>
          </table:table-cell>
          <table:table-cell table:style-name="odsStyleTableCell-ec953529b07d72257716bcd2380c33f4" office:value-type="string">
            <text:p>MONEDA</text:p>
          </table:table-cell>
          <table:table-cell table:style-name="odsStyleTableCell-ec953529b07d72257716bcd2380c33f4" office:value-type="string">
            <text:p>TIPO DE CAMBIO EN M.E.</text:p>
          </table:table-cell>
        </table:table-row>
        <table:table-row table:style-name="ro1">
          <table:table-cell table:style-name="odsStyleTableCell-c17815c5d346e312e6f538dae0eec9c6" office:value-type="string">
            <text:p>ORO</text:p>
          </table:table-cell>
          <table:table-cell table:style-name="odsStyleTableCell-c17815c5d346e312e6f538dae0eec9c6" office:value-type="string">
            <text:p>ONZA TROY ORO</text:p>
          </table:table-cell>
          <table:table-cell table:style-name="odsStyleTableCell-c17815c5d346e312e6f538dae0eec9c6" office:value-type="string">
            <text:p>USD./O.T.F.</text:p>
          </table:table-cell>
          <table:table-cell table:style-name="odsStyleTableCell-0bcd22117ed0dd4f3781206b2def94f2" office:value-type="string">
            <text:p>2,364.66000</text:p>
          </table:table-cell>
        </table:table-row>
        <table:table-row table:style-name="ro1">
          <table:table-cell table:style-name="odsStyleTableCell-c17815c5d346e312e6f538dae0eec9c6" office:value-type="string">
            <text:p>PLATA</text:p>
          </table:table-cell>
          <table:table-cell table:style-name="odsStyleTableCell-c17815c5d346e312e6f538dae0eec9c6" office:value-type="string">
            <text:p>ONZA TROY PLATA</text:p>
          </table:table-cell>
          <table:table-cell table:style-name="odsStyleTableCell-c17815c5d346e312e6f538dae0eec9c6" office:value-type="string">
            <text:p>USD./O.T.F.</text:p>
          </table:table-cell>
          <table:table-cell table:style-name="odsStyleTableCell-0bcd22117ed0dd4f3781206b2def94f2" office:value-type="string">
            <text:p>28.324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bfe63334395553f147fb0978796afc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ec953529b07d72257716bcd2380c33f4" office:value-type="string">
            <text:p> </text:p>
          </table:table-cell>
          <table:table-cell table:style-name="odsStyleTableCell-ec953529b07d72257716bcd2380c33f4" office:value-type="string">
            <text:p>1 MES</text:p>
          </table:table-cell>
          <table:table-cell table:style-name="odsStyleTableCell-ec953529b07d72257716bcd2380c33f4" office:value-type="string">
            <text:p>3 MESES</text:p>
          </table:table-cell>
          <table:table-cell table:style-name="odsStyleTableCell-ec953529b07d72257716bcd2380c33f4" office:value-type="string">
            <text:p>6 MESES</text:p>
          </table:table-cell>
        </table:table-row>
        <table:table-row table:style-name="ro1">
          <table:table-cell table:style-name="odsStyleTableCell-390b88b3b28422c3d76d32cb18f2d8d3" office:value-type="string">
            <text:p>TASA LIBOR(USD)</text:p>
          </table:table-cell>
          <table:table-cell table:style-name="odsStyleTableCell-0bcd22117ed0dd4f3781206b2def94f2" office:value-type="string">
            <text:p>5.44</text:p>
          </table:table-cell>
          <table:table-cell table:style-name="odsStyleTableCell-0bcd22117ed0dd4f3781206b2def94f2" office:value-type="string">
            <text:p>5.59</text:p>
          </table:table-cell>
          <table:table-cell table:style-name="odsStyleTableCell-0bcd22117ed0dd4f3781206b2def94f2" office:value-type="string">
            <text:p>5.7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17815c5d346e312e6f538dae0eec9c6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38</meta:creation-date>
    <meta:generator>ods générator</meta:generator>
    <dc:date>2024-10-18T20:18:38</dc:date>
    <meta:editing-duration>PT1S</meta:editing-duration>
    <meta:editing-cycles>1</meta:editing-cycles>
    <meta:document-statistic meta:table-count="1" meta:cell-count="4" meta:object-count="0"/>
  </office:meta>
</office:document-meta>
</file>